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Emphasis"><text:span text:style-name="Strong_20_Emphasis">Arco 179</text:span></text:span><text:span text:style-name="Emphasis"><text:line-break/>– Arco 178 – Risulta finanziato dalla Compagnia degli Orefici.<text:line-break/></text:span></text:p>
        </text:list-item>
      </text:list>
      <text:p text:style-name="Text_20_body">Miracolo di S.Eligio, commissionato dall’Università dell’Arte degli Orefici. Sotto la scritta (<text:span text:style-name="Emphasis">Gabriella Gherardi</text:span>) (non più leggibile) c’era:</text:p>
      <text:p text:style-name="P2">Ricusa l’oro e cristian segno chiede<text:line-break/>ad Eligio e l’ottien con santo amore<text:line-break/>e versando per gl’occhi il sangue fuore<text:line-break/>il primier sentimento acquista e vede.</text:p>
      <text:list xml:id="list31765979" text:continue-numbering="true" text:style-name="L1">
        <text:list-item>
          <text:p text:style-name="P1"><text:span text:style-name="Emphasis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51:41.61</dc:date>
    <dc:creator>carloggg </dc:creator>
    <meta:editing-duration>PT25M1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3" meta:word-count="56" meta:character-count="366"/>
  </office:meta>
</office:document-meta>
</file>